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41cm"/>
    </style:style>
    <style:style style:name="co2" style:family="table-column">
      <style:table-column-properties fo:break-before="auto" style:column-width="1.5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Deaths wiki</text:p>
          </table:table-cell>
          <table:table-cell office:value-type="string">
            <text:p>deaths <text:a xlink:href="http://www.bfs.admin.ch/">www.bfs.admin.ch</text:a></text:p>
          </table:table-cell>
          <table:table-cell table:number-columns-repeated="2"/>
        </table:table-row>
        <table:table-row table:style-name="ro2">
          <table:table-cell office:value-type="float" office:value="1900">
            <text:p>1900</text:p>
          </table:table-cell>
          <table:table-cell table:number-columns-repeated="2" office:value-type="float" office:value="63606">
            <text:p>63606</text:p>
          </table:table-cell>
          <table:table-cell table:formula="of:=[.B2]-[.C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01">
            <text:p>1901</text:p>
          </table:table-cell>
          <table:table-cell table:number-columns-repeated="2" office:value-type="float" office:value="60018">
            <text:p>60018</text:p>
          </table:table-cell>
          <table:table-cell table:formula="of:=[.B3]-[.C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02">
            <text:p>1902</text:p>
          </table:table-cell>
          <table:table-cell table:number-columns-repeated="2" office:value-type="float" office:value="57702">
            <text:p>57702</text:p>
          </table:table-cell>
          <table:table-cell table:formula="of:=[.B4]-[.C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03">
            <text:p>1903</text:p>
          </table:table-cell>
          <table:table-cell table:number-columns-repeated="2" office:value-type="float" office:value="59626">
            <text:p>59626</text:p>
          </table:table-cell>
          <table:table-cell table:formula="of:=[.B5]-[.C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04">
            <text:p>1904</text:p>
          </table:table-cell>
          <table:table-cell table:number-columns-repeated="2" office:value-type="float" office:value="60857">
            <text:p>60857</text:p>
          </table:table-cell>
          <table:table-cell table:formula="of:=[.B6]-[.C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05">
            <text:p>1905</text:p>
          </table:table-cell>
          <table:table-cell table:number-columns-repeated="2" office:value-type="float" office:value="61800">
            <text:p>61800</text:p>
          </table:table-cell>
          <table:table-cell table:formula="of:=[.B7]-[.C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06">
            <text:p>1906</text:p>
          </table:table-cell>
          <table:table-cell table:number-columns-repeated="2" office:value-type="float" office:value="59204">
            <text:p>59204</text:p>
          </table:table-cell>
          <table:table-cell table:formula="of:=[.B8]-[.C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07">
            <text:p>1907</text:p>
          </table:table-cell>
          <table:table-cell table:number-columns-repeated="2" office:value-type="float" office:value="59252">
            <text:p>59252</text:p>
          </table:table-cell>
          <table:table-cell table:formula="of:=[.B9]-[.C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08">
            <text:p>1908</text:p>
          </table:table-cell>
          <table:table-cell table:number-columns-repeated="2" office:value-type="float" office:value="57697">
            <text:p>57697</text:p>
          </table:table-cell>
          <table:table-cell table:formula="of:=[.B10]-[.C1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09">
            <text:p>1909</text:p>
          </table:table-cell>
          <table:table-cell table:number-columns-repeated="2" office:value-type="float" office:value="59416">
            <text:p>59416</text:p>
          </table:table-cell>
          <table:table-cell table:formula="of:=[.B11]-[.C1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10">
            <text:p>1910</text:p>
          </table:table-cell>
          <table:table-cell table:number-columns-repeated="2" office:value-type="float" office:value="56498">
            <text:p>56498</text:p>
          </table:table-cell>
          <table:table-cell table:formula="of:=[.B12]-[.C1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11">
            <text:p>1911</text:p>
          </table:table-cell>
          <table:table-cell table:number-columns-repeated="2" office:value-type="float" office:value="59619">
            <text:p>59619</text:p>
          </table:table-cell>
          <table:table-cell table:formula="of:=[.B13]-[.C1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12">
            <text:p>1912</text:p>
          </table:table-cell>
          <table:table-cell table:number-columns-repeated="2" office:value-type="float" office:value="54102">
            <text:p>54102</text:p>
          </table:table-cell>
          <table:table-cell table:formula="of:=[.B14]-[.C1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13">
            <text:p>1913</text:p>
          </table:table-cell>
          <table:table-cell table:number-columns-repeated="2" office:value-type="float" office:value="55427">
            <text:p>55427</text:p>
          </table:table-cell>
          <table:table-cell table:formula="of:=[.B15]-[.C1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14">
            <text:p>1914</text:p>
          </table:table-cell>
          <table:table-cell table:number-columns-repeated="2" office:value-type="float" office:value="53629">
            <text:p>53629</text:p>
          </table:table-cell>
          <table:table-cell table:formula="of:=[.B16]-[.C1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15">
            <text:p>1915</text:p>
          </table:table-cell>
          <table:table-cell table:number-columns-repeated="2" office:value-type="float" office:value="51524">
            <text:p>51524</text:p>
          </table:table-cell>
          <table:table-cell table:formula="of:=[.B17]-[.C1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16">
            <text:p>1916</text:p>
          </table:table-cell>
          <table:table-cell table:number-columns-repeated="2" office:value-type="float" office:value="50623">
            <text:p>50623</text:p>
          </table:table-cell>
          <table:table-cell table:formula="of:=[.B18]-[.C1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17">
            <text:p>1917</text:p>
          </table:table-cell>
          <table:table-cell table:number-columns-repeated="2" office:value-type="float" office:value="53306">
            <text:p>53306</text:p>
          </table:table-cell>
          <table:table-cell table:formula="of:=[.B19]-[.C1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18">
            <text:p>1918</text:p>
          </table:table-cell>
          <table:table-cell table:number-columns-repeated="2" office:value-type="float" office:value="75034">
            <text:p>75034</text:p>
          </table:table-cell>
          <table:table-cell table:formula="of:=[.B20]-[.C2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19">
            <text:p>1919</text:p>
          </table:table-cell>
          <table:table-cell table:number-columns-repeated="2" office:value-type="float" office:value="54932">
            <text:p>54932</text:p>
          </table:table-cell>
          <table:table-cell table:formula="of:=[.B21]-[.C2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20">
            <text:p>1920</text:p>
          </table:table-cell>
          <table:table-cell table:number-columns-repeated="2" office:value-type="float" office:value="55992">
            <text:p>55992</text:p>
          </table:table-cell>
          <table:table-cell table:formula="of:=[.B22]-[.C2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21">
            <text:p>1921</text:p>
          </table:table-cell>
          <table:table-cell table:number-columns-repeated="2" office:value-type="float" office:value="49518">
            <text:p>49518</text:p>
          </table:table-cell>
          <table:table-cell table:formula="of:=[.B23]-[.C2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22">
            <text:p>1922</text:p>
          </table:table-cell>
          <table:table-cell table:number-columns-repeated="2" office:value-type="float" office:value="50292">
            <text:p>50292</text:p>
          </table:table-cell>
          <table:table-cell table:formula="of:=[.B24]-[.C2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23">
            <text:p>1923</text:p>
          </table:table-cell>
          <table:table-cell table:number-columns-repeated="2" office:value-type="float" office:value="45983">
            <text:p>45983</text:p>
          </table:table-cell>
          <table:table-cell table:formula="of:=[.B25]-[.C2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24">
            <text:p>1924</text:p>
          </table:table-cell>
          <table:table-cell table:number-columns-repeated="2" office:value-type="float" office:value="48988">
            <text:p>48988</text:p>
          </table:table-cell>
          <table:table-cell table:formula="of:=[.B26]-[.C2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25">
            <text:p>1925</text:p>
          </table:table-cell>
          <table:table-cell table:number-columns-repeated="2" office:value-type="float" office:value="47877">
            <text:p>47877</text:p>
          </table:table-cell>
          <table:table-cell table:formula="of:=[.B27]-[.C2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26">
            <text:p>1926</text:p>
          </table:table-cell>
          <table:table-cell table:number-columns-repeated="2" office:value-type="float" office:value="46452">
            <text:p>46452</text:p>
          </table:table-cell>
          <table:table-cell table:formula="of:=[.B28]-[.C2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27">
            <text:p>1927</text:p>
          </table:table-cell>
          <table:table-cell table:number-columns-repeated="2" office:value-type="float" office:value="49202">
            <text:p>49202</text:p>
          </table:table-cell>
          <table:table-cell table:formula="of:=[.B29]-[.C2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28">
            <text:p>1928</text:p>
          </table:table-cell>
          <table:table-cell table:number-columns-repeated="2" office:value-type="float" office:value="48063">
            <text:p>48063</text:p>
          </table:table-cell>
          <table:table-cell table:formula="of:=[.B30]-[.C3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29">
            <text:p>1929</text:p>
          </table:table-cell>
          <table:table-cell table:number-columns-repeated="2" office:value-type="float" office:value="50438">
            <text:p>50438</text:p>
          </table:table-cell>
          <table:table-cell table:formula="of:=[.B31]-[.C3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30">
            <text:p>1930</text:p>
          </table:table-cell>
          <table:table-cell table:number-columns-repeated="2" office:value-type="float" office:value="46939">
            <text:p>46939</text:p>
          </table:table-cell>
          <table:table-cell table:formula="of:=[.B32]-[.C3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31">
            <text:p>1931</text:p>
          </table:table-cell>
          <table:table-cell table:number-columns-repeated="2" office:value-type="float" office:value="49414">
            <text:p>49414</text:p>
          </table:table-cell>
          <table:table-cell table:formula="of:=[.B33]-[.C3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32">
            <text:p>1932</text:p>
          </table:table-cell>
          <table:table-cell table:number-columns-repeated="2" office:value-type="float" office:value="49911">
            <text:p>49911</text:p>
          </table:table-cell>
          <table:table-cell table:formula="of:=[.B34]-[.C3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33">
            <text:p>1933</text:p>
          </table:table-cell>
          <table:table-cell table:number-columns-repeated="2" office:value-type="float" office:value="47181">
            <text:p>47181</text:p>
          </table:table-cell>
          <table:table-cell table:formula="of:=[.B35]-[.C3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34">
            <text:p>1934</text:p>
          </table:table-cell>
          <table:table-cell table:number-columns-repeated="2" office:value-type="float" office:value="46806">
            <text:p>46806</text:p>
          </table:table-cell>
          <table:table-cell table:formula="of:=[.B36]-[.C3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35">
            <text:p>1935</text:p>
          </table:table-cell>
          <table:table-cell table:number-columns-repeated="2" office:value-type="float" office:value="50233">
            <text:p>50233</text:p>
          </table:table-cell>
          <table:table-cell table:formula="of:=[.B37]-[.C3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36">
            <text:p>1936</text:p>
          </table:table-cell>
          <table:table-cell table:number-columns-repeated="2" office:value-type="float" office:value="47650">
            <text:p>47650</text:p>
          </table:table-cell>
          <table:table-cell table:formula="of:=[.B38]-[.C3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37">
            <text:p>1937</text:p>
          </table:table-cell>
          <table:table-cell table:number-columns-repeated="2" office:value-type="float" office:value="47274">
            <text:p>47274</text:p>
          </table:table-cell>
          <table:table-cell table:formula="of:=[.B39]-[.C3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38">
            <text:p>1938</text:p>
          </table:table-cell>
          <table:table-cell table:number-columns-repeated="2" office:value-type="float" office:value="48576">
            <text:p>48576</text:p>
          </table:table-cell>
          <table:table-cell table:formula="of:=[.B40]-[.C4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39">
            <text:p>1939</text:p>
          </table:table-cell>
          <table:table-cell table:number-columns-repeated="2" office:value-type="float" office:value="49484">
            <text:p>49484</text:p>
          </table:table-cell>
          <table:table-cell table:formula="of:=[.B41]-[.C4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40">
            <text:p>1940</text:p>
          </table:table-cell>
          <table:table-cell table:number-columns-repeated="2" office:value-type="float" office:value="50759">
            <text:p>50759</text:p>
          </table:table-cell>
          <table:table-cell table:formula="of:=[.B42]-[.C4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41">
            <text:p>1941</text:p>
          </table:table-cell>
          <table:table-cell table:number-columns-repeated="2" office:value-type="float" office:value="47336">
            <text:p>47336</text:p>
          </table:table-cell>
          <table:table-cell table:formula="of:=[.B43]-[.C4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42">
            <text:p>1942</text:p>
          </table:table-cell>
          <table:table-cell table:number-columns-repeated="2" office:value-type="float" office:value="46928">
            <text:p>46928</text:p>
          </table:table-cell>
          <table:table-cell table:formula="of:=[.B44]-[.C4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43">
            <text:p>1943</text:p>
          </table:table-cell>
          <table:table-cell table:number-columns-repeated="2" office:value-type="float" office:value="47409">
            <text:p>47409</text:p>
          </table:table-cell>
          <table:table-cell table:formula="of:=[.B45]-[.C4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44">
            <text:p>1944</text:p>
          </table:table-cell>
          <table:table-cell table:number-columns-repeated="2" office:value-type="float" office:value="52336">
            <text:p>52336</text:p>
          </table:table-cell>
          <table:table-cell table:formula="of:=[.B46]-[.C4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45">
            <text:p>1945</text:p>
          </table:table-cell>
          <table:table-cell table:number-columns-repeated="2" office:value-type="float" office:value="51086">
            <text:p>51086</text:p>
          </table:table-cell>
          <table:table-cell table:formula="of:=[.B47]-[.C4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46">
            <text:p>1946</text:p>
          </table:table-cell>
          <table:table-cell table:number-columns-repeated="2" office:value-type="float" office:value="50276">
            <text:p>50276</text:p>
          </table:table-cell>
          <table:table-cell table:formula="of:=[.B48]-[.C4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47">
            <text:p>1947</text:p>
          </table:table-cell>
          <table:table-cell table:number-columns-repeated="2" office:value-type="float" office:value="51384">
            <text:p>51384</text:p>
          </table:table-cell>
          <table:table-cell table:formula="of:=[.B49]-[.C4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48">
            <text:p>1948</text:p>
          </table:table-cell>
          <table:table-cell table:number-columns-repeated="2" office:value-type="float" office:value="49679">
            <text:p>49679</text:p>
          </table:table-cell>
          <table:table-cell table:formula="of:=[.B50]-[.C5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49">
            <text:p>1949</text:p>
          </table:table-cell>
          <table:table-cell table:number-columns-repeated="2" office:value-type="float" office:value="49497">
            <text:p>49497</text:p>
          </table:table-cell>
          <table:table-cell table:formula="of:=[.B51]-[.C5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0">
            <text:p>1950</text:p>
          </table:table-cell>
          <table:table-cell table:number-columns-repeated="2" office:value-type="float" office:value="47372">
            <text:p>47372</text:p>
          </table:table-cell>
          <table:table-cell table:formula="of:=[.B52]-[.C5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1">
            <text:p>1951</text:p>
          </table:table-cell>
          <table:table-cell table:number-columns-repeated="2" office:value-type="float" office:value="49952">
            <text:p>49952</text:p>
          </table:table-cell>
          <table:table-cell table:formula="of:=[.B53]-[.C5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2">
            <text:p>1952</text:p>
          </table:table-cell>
          <table:table-cell table:number-columns-repeated="2" office:value-type="float" office:value="47624">
            <text:p>47624</text:p>
          </table:table-cell>
          <table:table-cell table:formula="of:=[.B54]-[.C5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3">
            <text:p>1953</text:p>
          </table:table-cell>
          <table:table-cell table:number-columns-repeated="2" office:value-type="float" office:value="49684">
            <text:p>49684</text:p>
          </table:table-cell>
          <table:table-cell table:formula="of:=[.B55]-[.C5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4">
            <text:p>1954</text:p>
          </table:table-cell>
          <table:table-cell table:number-columns-repeated="2" office:value-type="float" office:value="49113">
            <text:p>49113</text:p>
          </table:table-cell>
          <table:table-cell table:formula="of:=[.B56]-[.C5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5">
            <text:p>1955</text:p>
          </table:table-cell>
          <table:table-cell table:number-columns-repeated="2" office:value-type="float" office:value="50366">
            <text:p>50366</text:p>
          </table:table-cell>
          <table:table-cell table:formula="of:=[.B57]-[.C5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6">
            <text:p>1956</text:p>
          </table:table-cell>
          <table:table-cell table:number-columns-repeated="2" office:value-type="float" office:value="51573">
            <text:p>51573</text:p>
          </table:table-cell>
          <table:table-cell table:formula="of:=[.B58]-[.C5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7">
            <text:p>1957</text:p>
          </table:table-cell>
          <table:table-cell table:number-columns-repeated="2" office:value-type="float" office:value="51066">
            <text:p>51066</text:p>
          </table:table-cell>
          <table:table-cell table:formula="of:=[.B59]-[.C5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8">
            <text:p>1958</text:p>
          </table:table-cell>
          <table:table-cell table:number-columns-repeated="2" office:value-type="float" office:value="49281">
            <text:p>49281</text:p>
          </table:table-cell>
          <table:table-cell table:formula="of:=[.B60]-[.C6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59">
            <text:p>1959</text:p>
          </table:table-cell>
          <table:table-cell table:number-columns-repeated="2" office:value-type="float" office:value="50077">
            <text:p>50077</text:p>
          </table:table-cell>
          <table:table-cell table:formula="of:=[.B61]-[.C6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0">
            <text:p>1960</text:p>
          </table:table-cell>
          <table:table-cell table:number-columns-repeated="2" office:value-type="float" office:value="52094">
            <text:p>52094</text:p>
          </table:table-cell>
          <table:table-cell table:formula="of:=[.B62]-[.C6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1">
            <text:p>1961</text:p>
          </table:table-cell>
          <table:table-cell table:number-columns-repeated="2" office:value-type="float" office:value="51004">
            <text:p>51004</text:p>
          </table:table-cell>
          <table:table-cell table:formula="of:=[.B63]-[.C6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2">
            <text:p>1962</text:p>
          </table:table-cell>
          <table:table-cell table:number-columns-repeated="2" office:value-type="float" office:value="55125">
            <text:p>55125</text:p>
          </table:table-cell>
          <table:table-cell table:formula="of:=[.B64]-[.C6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3">
            <text:p>1963</text:p>
          </table:table-cell>
          <table:table-cell table:number-columns-repeated="2" office:value-type="float" office:value="56989">
            <text:p>56989</text:p>
          </table:table-cell>
          <table:table-cell table:formula="of:=[.B65]-[.C6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4">
            <text:p>1964</text:p>
          </table:table-cell>
          <table:table-cell table:number-columns-repeated="2" office:value-type="float" office:value="53609">
            <text:p>53609</text:p>
          </table:table-cell>
          <table:table-cell table:formula="of:=[.B66]-[.C6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5">
            <text:p>1965</text:p>
          </table:table-cell>
          <table:table-cell table:number-columns-repeated="2" office:value-type="float" office:value="55547">
            <text:p>55547</text:p>
          </table:table-cell>
          <table:table-cell table:formula="of:=[.B67]-[.C6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6">
            <text:p>1966</text:p>
          </table:table-cell>
          <table:table-cell table:number-columns-repeated="2" office:value-type="float" office:value="55804">
            <text:p>55804</text:p>
          </table:table-cell>
          <table:table-cell table:formula="of:=[.B68]-[.C6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7">
            <text:p>1967</text:p>
          </table:table-cell>
          <table:table-cell table:number-columns-repeated="2" office:value-type="float" office:value="55142">
            <text:p>55142</text:p>
          </table:table-cell>
          <table:table-cell table:formula="of:=[.B69]-[.C6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68">
            <text:p>1968</text:p>
          </table:table-cell>
          <table:table-cell office:value-type="float" office:value="57342">
            <text:p>57342</text:p>
          </table:table-cell>
          <table:table-cell office:value-type="float" office:value="57374">
            <text:p>57374</text:p>
          </table:table-cell>
          <table:table-cell table:formula="of:=[.B70]-[.C70]" office:value-type="float" office:value="-32">
            <text:p>-32</text:p>
          </table:table-cell>
          <table:table-cell table:formula="of:=[.D70]/[.C70]*100" office:value-type="float" office:value="-0.0557743925820058">
            <text:p>-0,0557743926</text:p>
          </table:table-cell>
        </table:table-row>
        <table:table-row table:style-name="ro2">
          <table:table-cell office:value-type="float" office:value="1969">
            <text:p>1969</text:p>
          </table:table-cell>
          <table:table-cell table:number-columns-repeated="2" office:value-type="float" office:value="58002">
            <text:p>58002</text:p>
          </table:table-cell>
          <table:table-cell table:formula="of:=[.B71]-[.C7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0">
            <text:p>1970</text:p>
          </table:table-cell>
          <table:table-cell table:number-columns-repeated="2" office:value-type="float" office:value="57091">
            <text:p>57091</text:p>
          </table:table-cell>
          <table:table-cell table:formula="of:=[.B72]-[.C7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1">
            <text:p>1971</text:p>
          </table:table-cell>
          <table:table-cell table:number-columns-repeated="2" office:value-type="float" office:value="57856">
            <text:p>57856</text:p>
          </table:table-cell>
          <table:table-cell table:formula="of:=[.B73]-[.C7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2">
            <text:p>1972</text:p>
          </table:table-cell>
          <table:table-cell table:number-columns-repeated="2" office:value-type="float" office:value="56489">
            <text:p>56489</text:p>
          </table:table-cell>
          <table:table-cell table:formula="of:=[.B74]-[.C7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3">
            <text:p>1973</text:p>
          </table:table-cell>
          <table:table-cell table:number-columns-repeated="2" office:value-type="float" office:value="56990">
            <text:p>56990</text:p>
          </table:table-cell>
          <table:table-cell table:formula="of:=[.B75]-[.C7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4">
            <text:p>1974</text:p>
          </table:table-cell>
          <table:table-cell table:number-columns-repeated="2" office:value-type="float" office:value="56403">
            <text:p>56403</text:p>
          </table:table-cell>
          <table:table-cell table:formula="of:=[.B76]-[.C7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5">
            <text:p>1975</text:p>
          </table:table-cell>
          <table:table-cell table:number-columns-repeated="2" office:value-type="float" office:value="55924">
            <text:p>55924</text:p>
          </table:table-cell>
          <table:table-cell table:formula="of:=[.B77]-[.C7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6">
            <text:p>1976</text:p>
          </table:table-cell>
          <table:table-cell table:number-columns-repeated="2" office:value-type="float" office:value="57095">
            <text:p>57095</text:p>
          </table:table-cell>
          <table:table-cell table:formula="of:=[.B78]-[.C7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7">
            <text:p>1977</text:p>
          </table:table-cell>
          <table:table-cell table:number-columns-repeated="2" office:value-type="float" office:value="55658">
            <text:p>55658</text:p>
          </table:table-cell>
          <table:table-cell table:formula="of:=[.B79]-[.C7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8">
            <text:p>1978</text:p>
          </table:table-cell>
          <table:table-cell table:number-columns-repeated="2" office:value-type="float" office:value="57718">
            <text:p>57718</text:p>
          </table:table-cell>
          <table:table-cell table:formula="of:=[.B80]-[.C8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79">
            <text:p>1979</text:p>
          </table:table-cell>
          <table:table-cell table:number-columns-repeated="2" office:value-type="float" office:value="57454">
            <text:p>57454</text:p>
          </table:table-cell>
          <table:table-cell table:formula="of:=[.B81]-[.C8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0">
            <text:p>1980</text:p>
          </table:table-cell>
          <table:table-cell table:number-columns-repeated="2" office:value-type="float" office:value="59097">
            <text:p>59097</text:p>
          </table:table-cell>
          <table:table-cell table:formula="of:=[.B82]-[.C8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1">
            <text:p>1981</text:p>
          </table:table-cell>
          <table:table-cell table:number-columns-repeated="2" office:value-type="float" office:value="59763">
            <text:p>59763</text:p>
          </table:table-cell>
          <table:table-cell table:formula="of:=[.B83]-[.C8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2">
            <text:p>1982</text:p>
          </table:table-cell>
          <table:table-cell table:number-columns-repeated="2" office:value-type="float" office:value="59204">
            <text:p>59204</text:p>
          </table:table-cell>
          <table:table-cell table:formula="of:=[.B84]-[.C8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3">
            <text:p>1983</text:p>
          </table:table-cell>
          <table:table-cell table:number-columns-repeated="2" office:value-type="float" office:value="60756">
            <text:p>60756</text:p>
          </table:table-cell>
          <table:table-cell table:formula="of:=[.B85]-[.C8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4">
            <text:p>1984</text:p>
          </table:table-cell>
          <table:table-cell table:number-columns-repeated="2" office:value-type="float" office:value="58602">
            <text:p>58602</text:p>
          </table:table-cell>
          <table:table-cell table:formula="of:=[.B86]-[.C8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5">
            <text:p>1985</text:p>
          </table:table-cell>
          <table:table-cell table:number-columns-repeated="2" office:value-type="float" office:value="59583">
            <text:p>59583</text:p>
          </table:table-cell>
          <table:table-cell table:formula="of:=[.B87]-[.C8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6">
            <text:p>1986</text:p>
          </table:table-cell>
          <table:table-cell table:number-columns-repeated="2" office:value-type="float" office:value="60105">
            <text:p>60105</text:p>
          </table:table-cell>
          <table:table-cell table:formula="of:=[.B88]-[.C8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7">
            <text:p>1987</text:p>
          </table:table-cell>
          <table:table-cell table:number-columns-repeated="2" office:value-type="float" office:value="59511">
            <text:p>59511</text:p>
          </table:table-cell>
          <table:table-cell table:formula="of:=[.B89]-[.C8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8">
            <text:p>1988</text:p>
          </table:table-cell>
          <table:table-cell table:number-columns-repeated="2" office:value-type="float" office:value="60648">
            <text:p>60648</text:p>
          </table:table-cell>
          <table:table-cell table:formula="of:=[.B90]-[.C9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89">
            <text:p>1989</text:p>
          </table:table-cell>
          <table:table-cell table:number-columns-repeated="2" office:value-type="float" office:value="60882">
            <text:p>60882</text:p>
          </table:table-cell>
          <table:table-cell table:formula="of:=[.B91]-[.C9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0">
            <text:p>1990</text:p>
          </table:table-cell>
          <table:table-cell table:number-columns-repeated="2" office:value-type="float" office:value="63739">
            <text:p>63739</text:p>
          </table:table-cell>
          <table:table-cell table:formula="of:=[.B92]-[.C9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1">
            <text:p>1991</text:p>
          </table:table-cell>
          <table:table-cell table:number-columns-repeated="2" office:value-type="float" office:value="62634">
            <text:p>62634</text:p>
          </table:table-cell>
          <table:table-cell table:formula="of:=[.B93]-[.C9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2">
            <text:p>1992</text:p>
          </table:table-cell>
          <table:table-cell table:number-columns-repeated="2" office:value-type="float" office:value="62302">
            <text:p>62302</text:p>
          </table:table-cell>
          <table:table-cell table:formula="of:=[.B94]-[.C9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3">
            <text:p>1993</text:p>
          </table:table-cell>
          <table:table-cell table:number-columns-repeated="2" office:value-type="float" office:value="62512">
            <text:p>62512</text:p>
          </table:table-cell>
          <table:table-cell table:formula="of:=[.B95]-[.C9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4">
            <text:p>1994</text:p>
          </table:table-cell>
          <table:table-cell table:number-columns-repeated="2" office:value-type="float" office:value="61987">
            <text:p>61987</text:p>
          </table:table-cell>
          <table:table-cell table:formula="of:=[.B96]-[.C9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5">
            <text:p>1995</text:p>
          </table:table-cell>
          <table:table-cell table:number-columns-repeated="2" office:value-type="float" office:value="63387">
            <text:p>63387</text:p>
          </table:table-cell>
          <table:table-cell table:formula="of:=[.B97]-[.C9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6">
            <text:p>1996</text:p>
          </table:table-cell>
          <table:table-cell table:number-columns-repeated="2" office:value-type="float" office:value="62637">
            <text:p>62637</text:p>
          </table:table-cell>
          <table:table-cell table:formula="of:=[.B98]-[.C9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7">
            <text:p>1997</text:p>
          </table:table-cell>
          <table:table-cell office:value-type="float" office:value="59967">
            <text:p>59967</text:p>
          </table:table-cell>
          <table:table-cell office:value-type="float" office:value="62839">
            <text:p>62839</text:p>
          </table:table-cell>
          <table:table-cell table:formula="of:=[.B99]-[.C99]" office:value-type="float" office:value="-2872">
            <text:p>-2872</text:p>
          </table:table-cell>
          <table:table-cell table:formula="of:=[.D99]/[.C99]*100" office:value-type="float" office:value="-4.57041009564124">
            <text:p>-4,5704100956</text:p>
          </table:table-cell>
        </table:table-row>
        <table:table-row table:style-name="ro2">
          <table:table-cell office:value-type="float" office:value="1998">
            <text:p>1998</text:p>
          </table:table-cell>
          <table:table-cell table:number-columns-repeated="2" office:value-type="float" office:value="62569">
            <text:p>62569</text:p>
          </table:table-cell>
          <table:table-cell table:formula="of:=[.B100]-[.C10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999">
            <text:p>1999</text:p>
          </table:table-cell>
          <table:table-cell table:number-columns-repeated="2" office:value-type="float" office:value="62503">
            <text:p>62503</text:p>
          </table:table-cell>
          <table:table-cell table:formula="of:=[.B101]-[.C10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0">
            <text:p>2000</text:p>
          </table:table-cell>
          <table:table-cell table:number-columns-repeated="2" office:value-type="float" office:value="62528">
            <text:p>62528</text:p>
          </table:table-cell>
          <table:table-cell table:formula="of:=[.B102]-[.C10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1">
            <text:p>2001</text:p>
          </table:table-cell>
          <table:table-cell office:value-type="float" office:value="61287">
            <text:p>61287</text:p>
          </table:table-cell>
          <table:table-cell office:value-type="float" office:value="61228">
            <text:p>61228</text:p>
          </table:table-cell>
          <table:table-cell table:formula="of:=[.B103]-[.C103]" office:value-type="float" office:value="59">
            <text:p>59</text:p>
          </table:table-cell>
          <table:table-cell table:formula="of:=[.D103]/[.C103]*100" office:value-type="float" office:value="0.0963611419611942">
            <text:p>0,096361142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table:number-columns-repeated="2" office:value-type="float" office:value="61768">
            <text:p>61768</text:p>
          </table:table-cell>
          <table:table-cell table:formula="of:=[.B104]-[.C10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table:number-columns-repeated="2" office:value-type="float" office:value="63070">
            <text:p>63070</text:p>
          </table:table-cell>
          <table:table-cell table:formula="of:=[.B105]-[.C10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table:number-columns-repeated="2" office:value-type="float" office:value="60180">
            <text:p>60180</text:p>
          </table:table-cell>
          <table:table-cell table:formula="of:=[.B106]-[.C10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table:number-columns-repeated="2" office:value-type="float" office:value="61124">
            <text:p>61124</text:p>
          </table:table-cell>
          <table:table-cell table:formula="of:=[.B107]-[.C10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table:number-columns-repeated="2" office:value-type="float" office:value="60283">
            <text:p>60283</text:p>
          </table:table-cell>
          <table:table-cell table:formula="of:=[.B108]-[.C10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number-columns-repeated="2" office:value-type="float" office:value="61089">
            <text:p>61089</text:p>
          </table:table-cell>
          <table:table-cell table:formula="of:=[.B109]-[.C10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number-columns-repeated="2" office:value-type="float" office:value="61233">
            <text:p>61233</text:p>
          </table:table-cell>
          <table:table-cell table:formula="of:=[.B110]-[.C11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9">
            <text:p>2009</text:p>
          </table:table-cell>
          <table:table-cell table:number-columns-repeated="2" office:value-type="float" office:value="62476">
            <text:p>62476</text:p>
          </table:table-cell>
          <table:table-cell table:formula="of:=[.B111]-[.C11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62553">
            <text:p>62553</text:p>
          </table:table-cell>
          <table:table-cell office:value-type="float" office:value="62649">
            <text:p>62649</text:p>
          </table:table-cell>
          <table:table-cell table:formula="of:=[.B112]-[.C112]" office:value-type="float" office:value="-96">
            <text:p>-96</text:p>
          </table:table-cell>
          <table:table-cell table:formula="of:=[.D112]/[.C112]*100" office:value-type="float" office:value="-0.15323468850261">
            <text:p>-0,1532346885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table:number-columns-repeated="2" office:value-type="float" office:value="62091">
            <text:p>62091</text:p>
          </table:table-cell>
          <table:table-cell table:formula="of:=[.B113]-[.C11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2">
            <text:p>2012</text:p>
          </table:table-cell>
          <table:table-cell table:number-columns-repeated="2" office:value-type="float" office:value="64173">
            <text:p>64173</text:p>
          </table:table-cell>
          <table:table-cell table:formula="of:=[.B114]-[.C11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3">
            <text:p>2013</text:p>
          </table:table-cell>
          <table:table-cell table:number-columns-repeated="2" office:value-type="float" office:value="64961">
            <text:p>64961</text:p>
          </table:table-cell>
          <table:table-cell table:formula="of:=[.B115]-[.C11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4">
            <text:p>2014</text:p>
          </table:table-cell>
          <table:table-cell table:number-columns-repeated="2" office:value-type="float" office:value="63938">
            <text:p>63938</text:p>
          </table:table-cell>
          <table:table-cell table:formula="of:=[.B116]-[.C11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5">
            <text:p>2015</text:p>
          </table:table-cell>
          <table:table-cell table:number-columns-repeated="2" office:value-type="float" office:value="67606">
            <text:p>67606</text:p>
          </table:table-cell>
          <table:table-cell table:formula="of:=[.B117]-[.C11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6">
            <text:p>2016</text:p>
          </table:table-cell>
          <table:table-cell table:number-columns-repeated="2" office:value-type="float" office:value="64964">
            <text:p>64964</text:p>
          </table:table-cell>
          <table:table-cell table:formula="of:=[.B118]-[.C11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7">
            <text:p>2017</text:p>
          </table:table-cell>
          <table:table-cell table:number-columns-repeated="2" office:value-type="float" office:value="66971">
            <text:p>66971</text:p>
          </table:table-cell>
          <table:table-cell table:formula="of:=[.B119]-[.C11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8">
            <text:p>2018</text:p>
          </table:table-cell>
          <table:table-cell table:number-columns-repeated="2" office:value-type="float" office:value="67088">
            <text:p>67088</text:p>
          </table:table-cell>
          <table:table-cell table:formula="of:=[.B120]-[.C12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9">
            <text:p>2019</text:p>
          </table:table-cell>
          <table:table-cell table:number-columns-repeated="2" office:value-type="float" office:value="67780">
            <text:p>67780</text:p>
          </table:table-cell>
          <table:table-cell table:formula="of:=[.B121]-[.C12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20">
            <text:p>2020</text:p>
          </table:table-cell>
          <table:table-cell table:number-columns-repeated="2" office:value-type="float" office:value="76195">
            <text:p>76195</text:p>
          </table:table-cell>
          <table:table-cell table:formula="of:=[.B122]-[.C12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21">
            <text:p>2021</text:p>
          </table:table-cell>
          <table:table-cell office:value-type="float" office:value="71074">
            <text:p>71074</text:p>
          </table:table-cell>
          <table:table-cell office:value-type="float" office:value="71192">
            <text:p>71192</text:p>
          </table:table-cell>
          <table:table-cell table:formula="of:=[.B123]-[.C123]" office:value-type="float" office:value="-118">
            <text:p>-118</text:p>
          </table:table-cell>
          <table:table-cell table:formula="of:=[.D123]/[.C123]*100" office:value-type="float" office:value="-0.165748960557366">
            <text:p>-0,1657489606</text:p>
          </table:table-cell>
        </table:table-row>
        <table:table-row table:style-name="ro2">
          <table:table-cell office:value-type="float" office:value="2022">
            <text:p>2022</text:p>
          </table:table-cell>
          <table:table-cell table:number-columns-repeated="2" office:value-type="float" office:value="74425">
            <text:p>74425</text:p>
          </table:table-cell>
          <table:table-cell table:formula="of:=[.B124]-[.C124]" office:value-type="float" office:value="0">
            <text:p>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9">19.09.2023</text:date>, <text:time>13:31:2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9-19T13:31:22.67</dc:date>
    <dc:creator>Andrzej Bystrzycki</dc:creator>
    <meta:generator>OpenOffice.org/3.3$Win32 OpenOffice.org_project/330m20$Build-9567</meta:generator>
    <meta:editing-duration>PT5M25S</meta:editing-duration>
    <meta:editing-cycles>2</meta:editing-cycles>
    <meta:document-statistic meta:table-count="1" meta:cell-count="500" meta:object-count="0"/>
  </office:meta>
</office:document-meta>
</file>